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rsid="0009cfc2" officeooo:paragraph-rsid="0009cf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87449732607777857" text:style-name="L1">
        <text:list-item>
          <text:p text:style-name="P1">Категориальные признаки заменены на бинарные</text:p>
        </text:list-item>
        <text:list-item>
          <text:p text:style-name="P1">Количественные признаки нормализованны</text:p>
        </text:list-item>
      </text:list>
      <text:p text:style-name="Standard"/>
      <text:p text:style-name="P2">(56370,29) → (56370,7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23:00:25.625634000</meta:creation-date>
    <dc:date>2016-03-19T23:08:23.217892000</dc:date>
    <meta:editing-duration>PT7M58S</meta:editing-duration>
    <meta:editing-cycles>1</meta:editing-cycles>
    <meta:document-statistic meta:table-count="0" meta:image-count="0" meta:object-count="0" meta:page-count="1" meta:paragraph-count="3" meta:word-count="13" meta:character-count="109" meta:non-whitespace-character-count="101"/>
    <meta:generator>LibreOffice/5.1.0.3$MacOSX_X86_64 LibreOffice_project/5e3e00a007d9b3b6efb6797a8b8e57b51ab1f737</meta:generator>
  </office:meta>
</office:document-meta>
</file>